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9cm" fo:min-width="0.54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695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xml:id="id53" draw:id="id53">
          <draw:g draw:name="controller">
            <draw:g>
              <draw:g draw:name="ethernet">
                <draw:polygon draw:style-name="gr314" draw:text-style-name="P1" draw:layer="layout" svg:width="0.717cm" svg:height="0.683cm" svg:x="14.381cm" svg:y="11.836cm" svg:viewBox="0 0 718 684" draw:points="0,0 718,0 718,684 0,684">
                  <text:p/>
                </draw:polygon>
              </draw:g>
              <draw:polygon draw:style-name="gr315" draw:text-style-name="P1" draw:layer="layout" svg:width="0.199cm" svg:height="0.199cm" svg:x="14.506cm" svg:y="12.181cm" svg:viewBox="0 0 200 200" draw:points="0,0 200,0 200,200 0,200">
                <text:p/>
              </draw:polygon>
            </draw:g>
            <draw:frame draw:style-name="gr316" draw:text-style-name="P8" draw:layer="layout" svg:width="0.637cm" svg:height="0.247cm" svg:x="14.379cm" svg:y="12.601cm">
              <draw:text-box>
                <text:p text:style-name="P4"><text:span text:style-name="T4">CTRL1</text:span></text:p>
              </draw:text-box>
            </draw:frame>
          </draw:g>
          <draw:g draw:name="ethernet">
            <draw:polygon draw:style-name="gr317" draw:text-style-name="P1" draw:layer="layout" svg:width="0.299cm" svg:height="0.299cm" svg:x="14.899cm" svg:y="12.136cm" svg:viewBox="0 0 300 300" draw:points="0,0 300,0 300,300 0,300">
              <text:p/>
            </draw:polygon>
            <draw:polygon draw:style-name="gr318" draw:text-style-name="P1" draw:layer="layout" svg:width="0.224cm" svg:height="0.214cm" svg:x="14.937cm" svg:y="12.179cm" svg:viewBox="0 0 225 215" draw:points="38,0 225,0 225,128 188,128 188,172 150,172 150,215 75,215 75,172 38,172 38,128 0,128 0,0">
              <text:p/>
            </draw:polygon>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5-01T18:34:04.747645701</dc:date>
    <meta:editing-duration>PT9H30M51S</meta:editing-duration>
    <meta:editing-cycles>97</meta:editing-cycles>
    <meta:generator>LibreOffice/4.2.7.2$Linux_x86 LibreOffice_project/420m0$Build-2</meta:generator>
    <meta:document-statistic meta:object-count="473"/>
  </office:meta>
</office:document-meta>
</file>